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124" calcext:value-type="float">
            <text:p>48.02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3912" calcext:value-type="float">
            <text:p>48.0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202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68712" calcext:value-type="float">
            <text:p>48.3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2021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83952" calcext:value-type="float">
            <text:p>48.3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202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6728" calcext:value-type="float">
            <text:p>48.49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201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8816" calcext:value-type="float">
            <text:p>48.43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3576" calcext:value-type="float">
            <text:p>48.42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201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94" calcext:value-type="float">
            <text:p>48.53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201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556" calcext:value-type="float">
            <text:p>48.29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201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9608" calcext:value-type="float">
            <text:p>48.67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201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3512" calcext:value-type="float">
            <text:p>48.67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201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18" calcext:value-type="float">
            <text:p>48.69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201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2072" calcext:value-type="float">
            <text:p>48.58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201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42448" calcext:value-type="float">
            <text:p>48.54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200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5976" calcext:value-type="float">
            <text:p>48.57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200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200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74096" calcext:value-type="float">
            <text:p>48.77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2007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200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6288" calcext:value-type="float">
            <text:p>48.78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200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77728" calcext:value-type="float">
            <text:p>48.87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200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5264" calcext:value-type="float">
            <text:p>48.97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200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3552" calcext:value-type="float">
            <text:p>48.99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200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0128" calcext:value-type="float">
            <text:p>49.03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200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62" calcext:value-type="float">
            <text:p>49.6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200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2632" calcext:value-type="float">
            <text:p>49.25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199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1997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6632" calcext:value-type="float">
            <text:p>50.7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199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6904" calcext:value-type="float">
            <text:p>50.6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199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199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2332" calcext:value-type="float">
            <text:p>49.42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199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2904" calcext:value-type="float">
            <text:p>49.14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199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72216" calcext:value-type="float">
            <text:p>48.97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199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199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0024" calcext:value-type="float">
            <text:p>48.96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198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8936" calcext:value-type="float">
            <text:p>49.39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198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232" calcext:value-type="float">
            <text:p>49.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198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7768" calcext:value-type="float">
            <text:p>49.19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198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198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198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198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2944" calcext:value-type="float">
            <text:p>49.46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198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6536" calcext:value-type="float">
            <text:p>49.24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198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0792" calcext:value-type="float">
            <text:p>49.7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197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0792" calcext:value-type="float">
            <text:p>49.77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197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197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197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1232" calcext:value-type="float">
            <text:p>49.48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197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188" calcext:value-type="float">
            <text:p>49.3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197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83696" calcext:value-type="float">
            <text:p>49.3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197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9624" calcext:value-type="float">
            <text:p>49.56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197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42776" calcext:value-type="float">
            <text:p>49.6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701</text:p>
          </table:table-cell>
          <table:table-cell office:value-type="string" calcext:value-type="string">
            <text:p>1972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